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ą </text:span><text:span text:style-name="T2">ła</text:span><text:span text:style-name="T1">skę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y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a prze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8$Build-9364</meta:generator>
    <meta:creation-date>2006-11-06T18:19:10</meta:creation-date>
    <dc:date>2012-09-28T14:22:36</dc:date>
    <dc:language>pl-PL</dc:language>
    <meta:editing-cycles>11</meta:editing-cycles>
    <meta:editing-duration>PT28M5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